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59f" officeooo:paragraph-rsid="001f4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4 tasks</text:p>
      <text:p text:style-name="P1"/>
      <text:p text:style-name="P1">5 funcptr</text:p>
      <text:p text:style-name="P1">5 linkedlist </text:p>
      <text:p text:style-name="P1">5 struct pointer</text:p>
      <text:p text:style-name="P1"/>
      <text:p text:style-name="P1"/>
      <text:p text:style-name="P1">MCU = UART, ADC, TIMER, GPIO Bare metals</text:p>
      <text:p text:style-name="P1">OS concepts = Thread | signal, process management and memory management</text:p>
      <text:p text:style-name="P1"/>
      <text:p text:style-name="P1">make files &amp; GDB debugg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9:20:36.240226966</meta:creation-date>
    <dc:date>2025-04-22T09:23:00.983082344</dc:date>
    <meta:editing-duration>PT2M2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4" meta:character-count="185" meta:non-whitespace-character-count="157"/>
  </office:meta>
</office:document-meta>
</file>